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3.7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196.55pt"/>
    </style:style>
    <style:style style:name="co4" style:family="table-column">
      <style:table-column-properties fo:break-before="auto" style:column-width="132.24pt"/>
    </style:style>
    <style:style style:name="co5" style:family="table-column">
      <style:table-column-properties fo:break-before="auto" style:column-width="301.29pt"/>
    </style:style>
    <style:style style:name="co6" style:family="table-column">
      <style:table-column-properties fo:break-before="auto" style:column-width="345.29pt"/>
    </style:style>
    <style:style style:name="co7" style:family="table-column">
      <style:table-column-properties fo:break-before="auto" style:column-width="540.6pt"/>
    </style:style>
    <style:style style:name="co8" style:family="table-column">
      <style:table-column-properties fo:break-before="auto" style:column-width="122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ixieBargraphH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mark/Dropbox/personal/SurfnCircuits/NixieBarGraphHat/KC_NixieBargraphHat/NixieBargraphHat.s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at 06 Apr 2019 09:10:13 PM PD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4.0.7-e2-6376~61~ubuntu18.04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lib/kicad/plugins/bom_csv_grouped_by_value.p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P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s://www.digikey.com/product-detail/en/kemet/C0805C332KDRACAUTO/399-16654-1-ND/8110020</text:p>
          </table:table-cell>
          <table:table-cell office:value-type="string" calcext:value-type="string">
            <text:p>C0805C332KDRACAU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s://www.digikey.com/product-detail/en/kemet/C0805C104K3RACTU/399-1168-2-ND/411167</text:p>
          </table:table-cell>
          <table:table-cell office:value-type="string" calcext:value-type="string">
            <text:p>C0805C104K3RACT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s://www.digikey.com/product-detail/en/samsung-electro-mechanics/CL21F105ZBFNNNE/1276-3010-2-ND/3888668</text:p>
          </table:table-cell>
          <table:table-cell office:value-type="string" calcext:value-type="string">
            <text:p>CL21F105ZBFNN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s://www.digikey.com/product-detail/en/samsung-electro-mechanics/CL21F105ZBFNNNE/1276-3010-2-ND/3888668</text:p>
          </table:table-cell>
          <table:table-cell office:value-type="string" calcext:value-type="string">
            <text:p>CL21F105ZBFNN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s://www.digikey.com/product-detail/en/kemet/C0805C332KDRACAUTO/399-16654-1-ND/8110020</text:p>
          </table:table-cell>
          <table:table-cell office:value-type="string" calcext:value-type="string">
            <text:p>C0805C332KDRACAU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s://www.digikey.com/product-detail/en/kemet/C0805C104K3RACTU/399-1168-2-ND/411167</text:p>
          </table:table-cell>
          <table:table-cell office:value-type="string" calcext:value-type="string">
            <text:p>C0805C104K3RACT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s://www.digikey.com/product-detail/en/samsung-electro-mechanics/CL21F105ZBFNNNE/1276-3010-2-ND/3888668</text:p>
          </table:table-cell>
          <table:table-cell office:value-type="string" calcext:value-type="string">
            <text:p>CL21F105ZBFNN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8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s://www.digikey.com/product-detail/en/kemet/C0805C102J5HACAUTO/399-16591-1-ND/7943643</text:p>
          </table:table-cell>
          <table:table-cell office:value-type="string" calcext:value-type="string">
            <text:p>C0805C102J5HACAU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9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s://www.digikey.com/product-detail/en/kemet/C0805C102J5HACAUTO/399-16591-1-ND/7943643</text:p>
          </table:table-cell>
          <table:table-cell office:value-type="string" calcext:value-type="string">
            <text:p>C0805C102J5HACAU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device:D_x2_Serial_AKC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gikey.com/product-detail/en/nexperia-usa-inc/BAV99235/1727-4311-1-ND/2209921</text:p>
          </table:table-cell>
          <table:table-cell office:value-type="string" calcext:value-type="string">
            <text:p>BAV99,2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device:D_x2_Serial_AKC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gikey.com/product-detail/en/nexperia-usa-inc/BAV99235/1727-4311-1-ND/2209921</text:p>
          </table:table-cell>
          <table:table-cell office:value-type="string" calcext:value-type="string">
            <text:p>BAV99,2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device:D_x2_Serial_AKC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gikey.com/product-detail/en/nexperia-usa-inc/BAV99235/1727-4311-1-ND/2209921</text:p>
          </table:table-cell>
          <table:table-cell office:value-type="string" calcext:value-type="string">
            <text:p>BAV99,2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device:D_x2_Serial_AKC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gikey.com/product-detail/en/nexperia-usa-inc/BAV99235/1727-4311-1-ND/2209921</text:p>
          </table:table-cell>
          <table:table-cell office:value-type="string" calcext:value-type="string">
            <text:p>BAV99,2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Screw_Terminal_1x03</text:p>
          </table:table-cell>
          <table:table-cell office:value-type="string" calcext:value-type="string">
            <text:p>NixieSupply5vto170vDCMBoostMini-cache:Screw_Terminal_1x03</text:p>
          </table:table-cell>
          <table:table-cell office:value-type="string" calcext:value-type="string">
            <text:p>TerminalBlock_Phoenix:TerminalBlock_Phoenix_MPT-2.54mm_3pol</text:p>
          </table:table-cell>
          <table:table-cell office:value-type="string" calcext:value-type="string">
            <text:p>https://www.digikey.com/product-detail/en/phoenix-contact/1725669/277-1274-ND/267463</text:p>
          </table:table-cell>
          <table:table-cell office:value-type="float" office:value="1725669" calcext:value-type="float">
            <text:p>17256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Screw_Terminal_1x02</text:p>
          </table:table-cell>
          <table:table-cell office:value-type="string" calcext:value-type="string">
            <text:p>NixieSupply5vto170vDCMBoostMini-cache:Screw_Terminal_1x02</text:p>
          </table:table-cell>
          <table:table-cell office:value-type="string" calcext:value-type="string">
            <text:p>TerminalBlock_Phoenix:TerminalBlock_Phoenix_MPT-2.54mm_2pol</text:p>
          </table:table-cell>
          <table:table-cell office:value-type="string" calcext:value-type="string">
            <text:p>https://www.digikey.com/product-detail/en/phoenix-contact/1725656/277-1273-ND/267462</text:p>
          </table:table-cell>
          <table:table-cell office:value-type="float" office:value="1725656" calcext:value-type="float">
            <text:p>17256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Screw_Terminal_1x03</text:p>
          </table:table-cell>
          <table:table-cell office:value-type="string" calcext:value-type="string">
            <text:p>NixieSupply5vto170vDCMBoostMini-cache:Screw_Terminal_1x03</text:p>
          </table:table-cell>
          <table:table-cell office:value-type="string" calcext:value-type="string">
            <text:p>TerminalBlock_Phoenix:TerminalBlock_Phoenix_MPT-2.54mm_3pol</text:p>
          </table:table-cell>
          <table:table-cell office:value-type="string" calcext:value-type="string">
            <text:p>https://www.digikey.com/product-detail/en/phoenix-contact/1725669/277-1274-ND/267463</text:p>
          </table:table-cell>
          <table:table-cell office:value-type="float" office:value="1725669" calcext:value-type="float">
            <text:p>17256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office:value-type="string" calcext:value-type="string">
            <text:p>Screw_Terminal_1x03</text:p>
          </table:table-cell>
          <table:table-cell office:value-type="string" calcext:value-type="string">
            <text:p>NixieSupply5vto170vDCMBoostMini-cache:Screw_Terminal_1x03</text:p>
          </table:table-cell>
          <table:table-cell office:value-type="string" calcext:value-type="string">
            <text:p>TerminalBlock_Phoenix:TerminalBlock_Phoenix_MPT-2.54mm_3pol</text:p>
          </table:table-cell>
          <table:table-cell office:value-type="string" calcext:value-type="string">
            <text:p>https://www.digikey.com/product-detail/en/phoenix-contact/1725669/277-1274-ND/267463</text:p>
          </table:table-cell>
          <table:table-cell office:value-type="float" office:value="1725669" calcext:value-type="float">
            <text:p>17256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1</text:p>
          </table:table-cell>
          <table:table-cell office:value-type="string" calcext:value-type="string">
            <text:p>IN-9</text:p>
          </table:table-cell>
          <table:table-cell office:value-type="string" calcext:value-type="string">
            <text:p>nixies-us:IN-9</text:p>
          </table:table-cell>
          <table:table-cell office:value-type="string" calcext:value-type="string">
            <text:p>nixies-us_IN-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2</text:p>
          </table:table-cell>
          <table:table-cell office:value-type="string" calcext:value-type="string">
            <text:p>IN-9</text:p>
          </table:table-cell>
          <table:table-cell office:value-type="string" calcext:value-type="string">
            <text:p>nixies-us:IN-9</text:p>
          </table:table-cell>
          <table:table-cell office:value-type="string" calcext:value-type="string">
            <text:p>nixies-us_IN-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Q1</text:p>
          </table:table-cell>
          <table:table-cell office:value-type="string" calcext:value-type="string">
            <text:p>FDD7N25LZTM</text:p>
          </table:table-cell>
          <table:table-cell office:value-type="string" calcext:value-type="string">
            <text:p>transistors:BSP129</text:p>
          </table:table-cell>
          <table:table-cell office:value-type="string" calcext:value-type="string">
            <text:p>TO_SOT_Packages_SMD:TO-252-2Lead</text:p>
          </table:table-cell>
          <table:table-cell office:value-type="string" calcext:value-type="string">
            <text:p>https://www.digikey.com/product-detail/en/on-semiconductor/FDD7N25LZTM/FDD7N25LZTMCT-ND/3908038</text:p>
          </table:table-cell>
          <table:table-cell office:value-type="string" calcext:value-type="string">
            <text:p>FDD7N25LZT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2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s:2N7002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gikey.com/product-detail/en/micro-commercial-co/2N7002-TP/2N7002-TPMSTR-ND/1959296</text:p>
          </table:table-cell>
          <table:table-cell office:value-type="string" calcext:value-type="string">
            <text:p>2N7002-T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3</text:p>
          </table:table-cell>
          <table:table-cell office:value-type="string" calcext:value-type="string">
            <text:p>FDD7N25LZTM</text:p>
          </table:table-cell>
          <table:table-cell office:value-type="string" calcext:value-type="string">
            <text:p>transistors:BSP129</text:p>
          </table:table-cell>
          <table:table-cell office:value-type="string" calcext:value-type="string">
            <text:p>TO_SOT_Packages_SMD:TO-252-2Lead</text:p>
          </table:table-cell>
          <table:table-cell office:value-type="string" calcext:value-type="string">
            <text:p>https://www.digikey.com/product-detail/en/on-semiconductor/FDD7N25LZTM/FDD7N25LZTMCT-ND/3908038</text:p>
          </table:table-cell>
          <table:table-cell office:value-type="string" calcext:value-type="string">
            <text:p>FDD7N25LZT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4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s:2N7002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gikey.com/product-detail/en/micro-commercial-co/2N7002-TP/2N7002-TPMSTR-ND/1959296</text:p>
          </table:table-cell>
          <table:table-cell office:value-type="string" calcext:value-type="string">
            <text:p>2N7002-T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digikey.com/product-detail/en/yageo/RC0805FR-071KL/311-1.00KCRCT-ND/730391</text:p>
          </table:table-cell>
          <table:table-cell office:value-type="string" calcext:value-type="string">
            <text:p>RC0805FR-071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digikey.com/product-detail/en/yageo/RC0805FR-071KL/311-1.00KCRCT-ND/730391</text:p>
          </table:table-cell>
          <table:table-cell office:value-type="string" calcext:value-type="string">
            <text:p>RC0805FR-078K2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1k 2W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THT:R_Axial_DIN0411_L9.9mm_D3.6mm_P12.70mm_Horizontal</text:p>
          </table:table-cell>
          <table:table-cell office:value-type="string" calcext:value-type="string">
            <text:p>https://www.digikey.com/product-detail/en/vishay-bc-components/PR02000201001JR500/PPC1.0KW-2TR-ND/596130</text:p>
          </table:table-cell>
          <table:table-cell office:value-type="string" calcext:value-type="string">
            <text:p>PR02000201001JR5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digikey.com/product-detail/en/yageo/RC0805FR-07133RL/311-133CRCT-ND/730538</text:p>
          </table:table-cell>
          <table:table-cell office:value-type="string" calcext:value-type="string">
            <text:p>RC0805FR-07133R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digikey.com/product-detail/en/yageo/RC0805FR-071KL/311-1.00KCRCT-ND/730391</text:p>
          </table:table-cell>
          <table:table-cell office:value-type="string" calcext:value-type="string">
            <text:p>RC0805FR-071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digikey.com/product-detail/en/yageo/RC0805FR-071KL/311-1.00KCRCT-ND/730391</text:p>
          </table:table-cell>
          <table:table-cell office:value-type="string" calcext:value-type="string">
            <text:p>RC0805FR-071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digikey.com/product-detail/en/yageo/RC0805FR-071KL/311-1.00KCRCT-ND/730391</text:p>
          </table:table-cell>
          <table:table-cell office:value-type="string" calcext:value-type="string">
            <text:p>RC0805FR-071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digikey.com/product-detail/en/yageo/RC0805FR-071KL/311-1.00KCRCT-ND/730391</text:p>
          </table:table-cell>
          <table:table-cell office:value-type="string" calcext:value-type="string">
            <text:p>RC0805FR-071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digikey.com/product-detail/en/yageo/RC0805FR-071KL/311-1.00KCRCT-ND/730391</text:p>
          </table:table-cell>
          <table:table-cell office:value-type="string" calcext:value-type="string">
            <text:p>RC0805FR-078K2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digikey.com/product-detail/en/yageo/RC0805FR-071KL/311-1.00KCRCT-ND/730391</text:p>
          </table:table-cell>
          <table:table-cell office:value-type="string" calcext:value-type="string">
            <text:p>RC0805FR-071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1k 2W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THT:R_Axial_DIN0411_L9.9mm_D3.6mm_P12.70mm_Horizontal</text:p>
          </table:table-cell>
          <table:table-cell office:value-type="string" calcext:value-type="string">
            <text:p>https://www.digikey.com/product-detail/en/vishay-bc-components/PR02000201001JR500/PPC1.0KW-2TR-ND/596130</text:p>
          </table:table-cell>
          <table:table-cell office:value-type="string" calcext:value-type="string">
            <text:p>PR02000201001JR5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digikey.com/product-detail/en/yageo/RC0805FR-07133RL/311-133CRCT-ND/730538</text:p>
          </table:table-cell>
          <table:table-cell office:value-type="string" calcext:value-type="string">
            <text:p>RC0805FR-07133R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digikey.com/product-detail/en/te-connectivity-passive-product/CRGCQ0805F220K/A129777CT-ND/8577609</text:p>
          </table:table-cell>
          <table:table-cell office:value-type="string" calcext:value-type="string">
            <text:p>CRGCQ0805F220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digikey.com/product-detail/en/te-connectivity-passive-product/CRGCQ0805F220K/A129777CT-ND/8577609</text:p>
          </table:table-cell>
          <table:table-cell office:value-type="string" calcext:value-type="string">
            <text:p>CRGCQ0805F220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24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MCP6411</text:p>
          </table:table-cell>
          <table:table-cell office:value-type="string" calcext:value-type="string">
            <text:p>linear:MCP6001</text:p>
          </table:table-cell>
          <table:table-cell office:value-type="string" calcext:value-type="string">
            <text:p>TO_SOT_Packages_SMD:SOT-23-5_HandSoldering</text:p>
          </table:table-cell>
          <table:table-cell office:value-type="string" calcext:value-type="string">
            <text:p>http://ww1.microchip.com/downloads/en/DeviceDoc/20005791B.pdf</text:p>
          </table:table-cell>
          <table:table-cell office:value-type="string" calcext:value-type="string">
            <text:p>MCP6411T-E/O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Raspberry_PI_Zero_Header</text:p>
          </table:table-cell>
          <table:table-cell office:value-type="string" calcext:value-type="string">
            <text:p>ETAclock-cache:Raspberry_PI_Zero_Hat</text:p>
          </table:table-cell>
          <table:table-cell office:value-type="string" calcext:value-type="string">
            <text:p>etaclock:Raspberry_Pi_Zero_40pi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3</text:p>
          </table:table-cell>
          <table:table-cell office:value-type="string" calcext:value-type="string">
            <text:p>MCP6411</text:p>
          </table:table-cell>
          <table:table-cell office:value-type="string" calcext:value-type="string">
            <text:p>linear:MCP6001</text:p>
          </table:table-cell>
          <table:table-cell office:value-type="string" calcext:value-type="string">
            <text:p>TO_SOT_Packages_SMD:SOT-23-5_HandSoldering</text:p>
          </table:table-cell>
          <table:table-cell office:value-type="string" calcext:value-type="string">
            <text:p>http://ww1.microchip.com/downloads/en/DeviceDoc/20005791B.pdf</text:p>
          </table:table-cell>
          <table:table-cell office:value-type="string" calcext:value-type="string">
            <text:p>MCP6411T-E/OT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P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5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s://www.digikey.com/product-detail/en/kemet/C0805C332KDRACAUTO/399-16654-1-ND/8110020</text:p>
          </table:table-cell>
          <table:table-cell office:value-type="string" calcext:value-type="string">
            <text:p>C0805C332KDRACAUTO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2, C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s://www.digikey.com/product-detail/en/kemet/C0805C104K3RACTU/399-1168-2-ND/411167</text:p>
          </table:table-cell>
          <table:table-cell office:value-type="string" calcext:value-type="string">
            <text:p>C0805C104K3RACTU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3, C4, C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s://www.digikey.com/product-detail/en/samsung-electro-mechanics/CL21F105ZBFNNNE/1276-3010-2-ND/3888668</text:p>
          </table:table-cell>
          <table:table-cell office:value-type="string" calcext:value-type="string">
            <text:p>CL21F105ZBFNNN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8, C9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s://www.digikey.com/product-detail/en/kemet/C0805C102J5HACAUTO/399-16591-1-ND/7943643</text:p>
          </table:table-cell>
          <table:table-cell office:value-type="string" calcext:value-type="string">
            <text:p>C0805C102J5HACAUT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1, D2, D3, D4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device:D_x2_Serial_AKC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gikey.com/product-detail/en/nexperia-usa-inc/BAV99235/1727-4311-1-ND/2209921</text:p>
          </table:table-cell>
          <table:table-cell office:value-type="string" calcext:value-type="string">
            <text:p>BAV99,2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1, J3, J4</text:p>
          </table:table-cell>
          <table:table-cell office:value-type="string" calcext:value-type="string">
            <text:p>Screw_Terminal_1x03</text:p>
          </table:table-cell>
          <table:table-cell office:value-type="string" calcext:value-type="string">
            <text:p>NixieSupply5vto170vDCMBoostMini-cache:Screw_Terminal_1x03</text:p>
          </table:table-cell>
          <table:table-cell office:value-type="string" calcext:value-type="string">
            <text:p>TerminalBlock_Phoenix:TerminalBlock_Phoenix_MPT-2.54mm_3pol</text:p>
          </table:table-cell>
          <table:table-cell office:value-type="string" calcext:value-type="string">
            <text:p>https://www.digikey.com/product-detail/en/phoenix-contact/1725669/277-1274-ND/267463</text:p>
          </table:table-cell>
          <table:table-cell office:value-type="float" office:value="1725669" calcext:value-type="float">
            <text:p>17256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Screw_Terminal_1x02</text:p>
          </table:table-cell>
          <table:table-cell office:value-type="string" calcext:value-type="string">
            <text:p>NixieSupply5vto170vDCMBoostMini-cache:Screw_Terminal_1x02</text:p>
          </table:table-cell>
          <table:table-cell office:value-type="string" calcext:value-type="string">
            <text:p>TerminalBlock_Phoenix:TerminalBlock_Phoenix_MPT-2.54mm_2pol</text:p>
          </table:table-cell>
          <table:table-cell office:value-type="string" calcext:value-type="string">
            <text:p>https://www.digikey.com/product-detail/en/phoenix-contact/1725656/277-1273-ND/267462</text:p>
          </table:table-cell>
          <table:table-cell office:value-type="float" office:value="1725656" calcext:value-type="float">
            <text:p>17256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1, N2</text:p>
          </table:table-cell>
          <table:table-cell office:value-type="string" calcext:value-type="string">
            <text:p>IN-9</text:p>
          </table:table-cell>
          <table:table-cell office:value-type="string" calcext:value-type="string">
            <text:p>nixies-us:IN-9</text:p>
          </table:table-cell>
          <table:table-cell office:value-type="string" calcext:value-type="string">
            <text:p>nixies-us_IN-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3</text:p>
          </table:table-cell>
          <table:table-cell office:value-type="string" calcext:value-type="string">
            <text:p>FDD7N25LZTM</text:p>
          </table:table-cell>
          <table:table-cell office:value-type="string" calcext:value-type="string">
            <text:p>transistors:BSP129</text:p>
          </table:table-cell>
          <table:table-cell office:value-type="string" calcext:value-type="string">
            <text:p>TO_SOT_Packages_SMD:TO-252-2Lead</text:p>
          </table:table-cell>
          <table:table-cell office:value-type="string" calcext:value-type="string">
            <text:p>https://www.digikey.com/product-detail/en/on-semiconductor/FDD7N25LZTM/FDD7N25LZTMCT-ND/3908038</text:p>
          </table:table-cell>
          <table:table-cell office:value-type="string" calcext:value-type="string">
            <text:p>FDD7N25LZT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, Q4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s:2N7002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gikey.com/product-detail/en/micro-commercial-co/2N7002-TP/2N7002-TPMSTR-ND/1959296</text:p>
          </table:table-cell>
          <table:table-cell office:value-type="string" calcext:value-type="string">
            <text:p>2N7002-TP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, R2, R5, R6, R7, R8, R9, 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digikey.com/product-detail/en/yageo/RC0805FR-071KL/311-1.00KCRCT-ND/730391</text:p>
          </table:table-cell>
          <table:table-cell office:value-type="string" calcext:value-type="string">
            <text:p>RC0805FR-071K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11</text:p>
          </table:table-cell>
          <table:table-cell office:value-type="string" calcext:value-type="string">
            <text:p>1k 2W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THT:R_Axial_DIN0411_L9.9mm_D3.6mm_P12.70mm_Horizontal</text:p>
          </table:table-cell>
          <table:table-cell office:value-type="string" calcext:value-type="string">
            <text:p>https://www.digikey.com/product-detail/en/vishay-bc-components/PR02000201001JR500/PPC1.0KW-2TR-ND/596130</text:p>
          </table:table-cell>
          <table:table-cell office:value-type="string" calcext:value-type="string">
            <text:p>PR02000201001JR5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, R1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digikey.com/product-detail/en/yageo/RC0805FR-07133RL/311-133CRCT-ND/730538</text:p>
          </table:table-cell>
          <table:table-cell office:value-type="string" calcext:value-type="string">
            <text:p>RC0805FR-07133R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3, R14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s://www.digikey.com/product-detail/en/te-connectivity-passive-product/CRGCQ0805F220K/A129777CT-ND/8577609</text:p>
          </table:table-cell>
          <table:table-cell office:value-type="string" calcext:value-type="string">
            <text:p>CRGCQ0805F220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5, R18, R22, R23, R24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6, R17, R19, R20, R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_HandSoldering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, U3</text:p>
          </table:table-cell>
          <table:table-cell office:value-type="string" calcext:value-type="string">
            <text:p>MCP6411</text:p>
          </table:table-cell>
          <table:table-cell office:value-type="string" calcext:value-type="string">
            <text:p>linear:MCP6001</text:p>
          </table:table-cell>
          <table:table-cell office:value-type="string" calcext:value-type="string">
            <text:p>TO_SOT_Packages_SMD:SOT-23-5_HandSoldering</text:p>
          </table:table-cell>
          <table:table-cell office:value-type="string" calcext:value-type="string">
            <text:p>http://ww1.microchip.com/downloads/en/DeviceDoc/20005791B.pdf</text:p>
          </table:table-cell>
          <table:table-cell office:value-type="string" calcext:value-type="string">
            <text:p>MCP6411T-E/O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Raspberry_PI_Zero_Header</text:p>
          </table:table-cell>
          <table:table-cell office:value-type="string" calcext:value-type="string">
            <text:p>ETAclock-cache:Raspberry_PI_Zero_Hat</text:p>
          </table:table-cell>
          <table:table-cell office:value-type="string" calcext:value-type="string">
            <text:p>etaclock:Raspberry_Pi_Zero_40pin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6T21:12:35.722764153</dc:date>
    <meta:editing-duration>PT42S</meta:editing-duration>
    <meta:editing-cycles>1</meta:editing-cycles>
    <meta:document-statistic meta:table-count="1" meta:cell-count="438" meta:object-count="0"/>
    <meta:generator>LibreOffice/6.0.7.3$Linux_X86_64 LibreOffice_project/00m0$Build-3</meta:generator>
  </office:meta>
</office:document-meta>
</file>